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90000017CD24254017EBA4CD0.png" manifest:media-type="image/png"/>
  <manifest:file-entry manifest:full-path="Pictures/10000000000002170000017C7B2096C35563F1F3.png" manifest:media-type="image/png"/>
  <manifest:file-entry manifest:full-path="Pictures/10000001000001AE0000018D00B69D9395FBB8D5.png" manifest:media-type="image/png"/>
  <manifest:file-entry manifest:full-path="Pictures/10000000000002B50000017CF431789F0561F0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338cm" svg:height="11.604cm" svg:x="0.5cm" svg:y="0.396cm">
          <draw:image xlink:href="Pictures/10000000000002170000017C7B2096C35563F1F3.png" xlink:type="simple" xlink:show="embed" xlink:actuate="onLoad" draw:mime-type="image/png">
            <text:p/>
          </draw:image>
        </draw:frame>
        <draw:frame draw:style-name="gr1" draw:text-style-name="P1" draw:layer="layout" svg:width="10.165cm" svg:height="8.452cm" svg:x="0.5cm" svg:y="12.048cm">
          <draw:image xlink:href="Pictures/10000000000001C90000017CD24254017EBA4CD0.png" xlink:type="simple" xlink:show="embed" xlink:actuate="onLoad" draw:mime-type="image/png">
            <text:p/>
          </draw:image>
        </draw:frame>
        <draw:frame draw:style-name="gr1" draw:text-style-name="P1" draw:layer="layout" svg:width="12.223cm" svg:height="6.702cm" svg:x="10.75cm" svg:y="13cm">
          <draw:image xlink:href="Pictures/10000000000002B50000017CF431789F0561F023.png" xlink:type="simple" xlink:show="embed" xlink:actuate="onLoad" draw:mime-type="image/png">
            <text:p/>
          </draw:image>
        </draw:frame>
        <draw:frame draw:style-name="gr1" draw:text-style-name="P1" draw:layer="layout" svg:width="7.584cm" svg:height="7.001cm" svg:x="20.166cm" svg:y="1.749cm">
          <draw:image xlink:href="Pictures/10000001000001AE0000018D00B69D9395FBB8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21:11:03.687000000</meta:creation-date>
    <dc:date>2022-03-08T22:02:45.740000000</dc:date>
    <meta:editing-duration>P23DT31M21S</meta:editing-duration>
    <meta:editing-cycles>1</meta:editing-cycles>
    <meta:document-statistic meta:object-count="4"/>
    <meta:generator>LibreOffice/7.2.3.2$Windows_X86_64 LibreOffice_project/d166454616c1632304285822f9c83ce2e660fd92</meta:generator>
  </office:meta>
</office:document-meta>
</file>